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page"/>
    </style:style>
    <style:style style:name="P2" style:family="paragraph" style:parent-style-name="Heading_20_2">
      <style:paragraph-properties fo:line-height="115%" style:writing-mode="page"/>
    </style:style>
    <style:style style:name="P3" style:family="paragraph" style:parent-style-name="Heading_20_1">
      <style:paragraph-properties fo:line-height="115%" style:writing-mode="page"/>
    </style:style>
    <style:style style:name="T1" style:family="text">
      <style:text-properties fo:color="#00008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ΠΡΟΣ ΤΙΜΟΘΕΟΝ Α</text:h>
      <text:h text:style-name="P2" text:outline-level="2"/>
      <text:h text:style-name="P2" text:outline-level="2">1</text:h>
      <text:p text:style-name="P1"/>
      <text:p text:style-name="P1"><text:tab/><text:span text:style-name="T1">1</text:span> Παῦλος ἀπόστολος Χριστοῦ Ἰησοῦ κατ’ ἐπιταγὴν Θεοῦ Σωτῆρος ἡμῶν καὶ Χριστοῦ Ἰησοῦ τῆς ἐλπίδος ἡμῶν <text:span text:style-name="T1">2</text:span> Τιμοθέῳ γνησίῳ τέκνῳ ἐν πίστει· χάρις, ἔλεος, εἰρήνη ἀπὸ Θεοῦ πατρὸς καὶ Χριστοῦ Ἰησοῦ τοῦ κυρίου ἡμῶν.</text:p>
      <text:p text:style-name="P1"><text:tab/><text:span text:style-name="T1">3</text:span> Καθὼς παρεκάλεσά σε προσμεῖναι ἐν Ἐφέσῳ, πορευόμενος εἰς Μακεδονίαν, ἵνα παραγγείλῃς τισὶν μὴ ἑτεροδιδασκαλεῖν <text:span text:style-name="T1">4</text:span> μηδὲ προσέχειν μύθοις καὶ γενεαλογίαις ἀπεράντοις, αἵτινες ἐκζητήσεις παρέχουσιν μᾶλλον ἢ οἰκονομίαν Θεοῦ τὴν ἐν πίστει· <text:span text:style-name="T1">5</text:span> τὸ δὲ τέλος τῆς παραγγελίας ἐστὶν ἀγάπη ἐκ καθαρᾶς καρδίας καὶ συνειδήσεως ἀγαθῆς καὶ πίστεως ἀνυποκρίτου, <text:span text:style-name="T1">6</text:span> ὧν τινες ἀστοχήσαντες ἐξετράπησαν εἰς ματαιολογίαν, <text:span text:style-name="T1">7</text:span> θέλοντες εἶναι νομοδιδάσκαλοι, μὴ νοοῦντες μήτε ἃ λέγουσιν μήτε περὶ τίνων διαβεβαιοῦνται. <text:span text:style-name="T1">8</text:span> Οἴδαμεν δὲ ὅτι καλὸς ὁ νόμος, ἐάν τις αὐτῷ νομίμως χρῆται, <text:span text:style-name="T1">9</text:span> εἰδὼς τοῦτο, ὅτι δικαίῳ νόμος οὐ κεῖται, ἀνόμοις δὲ καὶ ἀνυποτάκτοις, ἀσεβέσι καὶ ἁμαρτωλοῖς, ἀνοσίοις καὶ βεβήλοις, πατρολῴαις καὶ μητρολῴαις, ἀνδροφόνοις, <text:span text:style-name="T1">10</text:span> πόρνοις, ἀρσενοκοίταις, ἀνδραποδισταῖς, ψεύσταις, ἐπιόρκοις, καὶ εἴ τι ἕτερον τῇ ὑγιαινούσῃ διδασκαλίᾳ ἀντίκειται, <text:span text:style-name="T1">11</text:span> κατὰ τὸ εὐαγγέλιον τῆς δόξης τοῦ μακαρίου Θεοῦ, ὃ ἐπιστεύθην ἐγώ. <text:span text:style-name="T1">12</text:span> Χάριν ἔχω τῷ ἐνδυναμώσαντί με Χριστῷ Ἰησοῦ τῷ Κυρίῳ ἡμῶν, ὅτι πιστόν με ἡγήσατο θέμενος εἰς διακονίαν, <text:span text:style-name="T1">13</text:span> <text:soft-page-break/>τὸ πρότερον ὄντα βλάσφημον καὶ διώκτην καὶ ὑβριστήν· ἀλλὰ ἠλεήθην, ὅτι ἀγνοῶν ἐποίησα ἐν ἀπιστίᾳ, <text:span text:style-name="T1">14</text:span> ὑπερεπλεόνασεν δὲ ἡ χάρις τοῦ Κυρίου ἡμῶν μετὰ πίστεως καὶ ἀγάπης τῆς ἐν Χριστῷ Ἰησοῦ. <text:span text:style-name="T1">15</text:span> πιστὸς ὁ λόγος καὶ πάσης ἀποδοχῆς ἄξιος, ὅτι Χριστὸς Ἰησοῦς ἦλθεν εἰς τὸν κόσμον ἁμαρτωλοὺς σῶσαι· ὧν πρῶτός εἰμι ἐγώ· <text:span text:style-name="T1">16</text:span> ἀλλὰ διὰ τοῦτο ἠλεήθην, ἵνα ἐν ἐμοὶ πρώτῳ ἐνδείξηται Ἰησοῦς Χριστὸς τὴν ἅπασαν μακροθυμίαν, πρὸς ὑποτύπωσιν τῶν μελλόντων πιστεύειν ἐπ' αὐτῷ εἰς ζωὴν αἰώνιον. <text:span text:style-name="T1">17</text:span> Τῷ δὲ Βασιλεῖ τῶν αἰώνων, ἀφθάρτῳ ἀοράτῳ μόνῳ Θεῷ, τιμὴ καὶ δόξα εἰς τοὺς αἰῶνας τῶν αἰώνων· ἀμήν. <text:span text:style-name="T1">18</text:span> Ταύτην τὴν παραγγελίαν παρατίθεμαί σοι, τέκνον Τιμόθεε, κατὰ τὰς προαγούσας ἐπὶ σὲ προφητείας, ἵνα στρατεύῃ ἐν αὐταῖς τὴν καλὴν στρατείαν, <text:span text:style-name="T1">19</text:span> ἔχων πίστιν καὶ ἀγαθὴν συνείδησιν, ἥν τινες ἀπωσάμενοι περὶ τὴν πίστιν ἐναυάγησαν· <text:span text:style-name="T1">20</text:span> ὧν ἐστιν Ὑμέναιος καὶ Ἀλέξανδρος, οὓς παρέδωκα τῷ Σατανᾷ, ἵνα παιδευθῶσιν μὴ βλασφημεῖν.</text:p>
      <text:p text:style-name="P1"/>
      <text:h text:style-name="P2" text:outline-level="2">2</text:h>
      <text:p text:style-name="P1"/>
      <text:p text:style-name="P1"><text:tab/><text:span text:style-name="T1">1</text:span> Παρακαλῶ οὖν πρῶτον πάντων ποιεῖσθαι δεήσεις, προσευχάς, ἐντεύξεις, εὐχαριστίας, ὑπὲρ πάντων ἀνθρώπων, <text:span text:style-name="T1">2</text:span> ὑπὲρ βασιλέων καὶ πάντων τῶν ἐν ὑπεροχῇ ὄντων, ἵνα ἤρεμον καὶ ἡσύχιον βίον διάγωμεν ἐν πάσῃ εὐσεβείᾳ καὶ σεμνότητι. <text:span text:style-name="T1">3</text:span> τοῦτο καλὸν καὶ ἀπόδεκτον ἐνώπιον τοῦ Σωτῆρος ἡμῶν Θεοῦ, <text:span text:style-name="T1">4</text:span> ὃς πάντας ἀνθρώπους θέλει σωθῆναι καὶ εἰς ἐπίγνωσιν ἀληθείας ἐλθεῖν. <text:span text:style-name="T1">5</text:span> εἷς γὰρ Θεός, εἷς καὶ μεσίτης Θεοῦ καὶ ἀνθρώπων, ἄνθρωπος Χριστὸς Ἰησοῦς, <text:span text:style-name="T1">6</text:span> ὁ δοὺς ἑαυτὸν ἀντίλυτρον ὑπὲρ πάντων, τὸ μαρτύριον καιροῖς ἰδίοις· <text:span text:style-name="T1">7</text:span> εἰς ὃ ἐτέθην ἐγὼ κῆρυξ καὶ ἀπόστολος, ἀλήθειαν <text:soft-page-break/>λέγω, οὐ ψεύδομαι, διδάσκαλος ἐθνῶν ἐν πίστει καὶ ἀληθείᾳ. <text:span text:style-name="T1">8</text:span> Βούλομαι οὖν προσεύχεσθαι τοὺς ἄνδρας ἐν παντὶ τόπῳ ἐπαίροντας ὁσίους χεῖρας χωρὶς ὀργῆς καὶ διαλογισμοῦ. <text:span text:style-name="T1">9</text:span> Ὡσαύτως γυναῖκας ἐν καταστολῇ κοσμίῳ μετὰ αἰδοῦς καὶ σωφροσύνης κοσμεῖν ἑαυτάς, μὴ ἐν πλέγμασιν καὶ χρυσίῳ ἢ μαργαρίταις ἢ ἱματισμῷ πολυτελεῖ, <text:span text:style-name="T1">10</text:span> ἀλλ’ ὃ πρέπει γυναιξὶν ἐπαγγελλομέναις θεοσέβειαν, δι’ ἔργων ἀγαθῶν. <text:span text:style-name="T1">11</text:span> Γυνὴ ἐν ἡσυχίᾳ μανθανέτω ἐν πάσῃ ὑποταγῇ· <text:span text:style-name="T1">12</text:span> διδάσκειν δὲ γυναικὶ οὐκ ἐπιτρέπω, οὐδὲ αὐθεντεῖν ἀνδρός, ἀλλ’ εἶναι ἐν ἡσυχίᾳ. <text:span text:style-name="T1">13</text:span> Ἀδὰμ γὰρ πρῶτος ἐπλάσθη, εἶτα Εὔα. <text:span text:style-name="T1">14</text:span> καὶ Ἀδὰμ οὐκ ἠπατήθη, ἡ δὲ γυνὴ ἐξαπατηθεῖσα ἐν παραβάσει γέγονεν· <text:span text:style-name="T1">15</text:span> σωθήσεται δὲ διὰ τῆς τεκνογονίας, ἐὰν μείνωσιν ἐν πίστει καὶ ἀγάπῃ καὶ ἁγιασμῷ μετὰ σωφροσύνης.</text:p>
      <text:p text:style-name="P1"/>
      <text:h text:style-name="P2" text:outline-level="2">3</text:h>
      <text:p text:style-name="P1"/>
      <text:p text:style-name="P1"><text:tab/><text:span text:style-name="T1">1</text:span> Πιστὸς ὁ λόγος· εἴ τις ἐπισκοπῆς ὀρέγεται, καλοῦ ἔργου ἐπιθυμεῖ. <text:span text:style-name="T1">2</text:span> δεῖ οὖν τὸν ἐπίσκοπον ἀνεπίλημπτον εἶναι, μιᾶς γυναικὸς ἄνδρα, νηφάλιον, σώφρονα, κόσμιον, φιλόξενον, διδακτικόν, <text:span text:style-name="T1">3</text:span> μὴ πάροινον, μὴ πλήκτην, ἀλλὰ ἐπιεικῆ, ἄμαχον, ἀφιλάργυρον, <text:span text:style-name="T1">4</text:span> τοῦ ἰδίου οἴκου καλῶς προϊστάμενον, τέκνα ἔχοντα ἐν ὑποταγῇ μετὰ πάσης σεμνότητος, <text:span text:style-name="T1">5</text:span> (εἰ δέ τις τοῦ ἰδίου οἴκου προστῆναι οὐκ οἶδεν, πῶς ἐκκλησίας Θεοῦ ἐπιμελήσεται;) <text:span text:style-name="T1">6</text:span> μὴ νεόφυτον, ἵνα μὴ τυφωθεὶς εἰς κρίμα ἐμπέσῃ τοῦ διαβόλου. <text:span text:style-name="T1">7</text:span> δεῖ δὲ καὶ μαρτυρίαν καλὴν ἔχειν ἀπὸ τῶν ἔξωθεν, ἵνα μὴ εἰς ὀνειδισμὸν ἐμπέσῃ καὶ παγίδα τοῦ διαβόλου. <text:span text:style-name="T1">8</text:span> Διακόνους ὡσαύτως σεμνούς, μὴ διλόγους, μὴ οἴνῳ πολλῷ προσέχοντας, μὴ αἰσχροκερδεῖς, <text:span text:style-name="T1">9</text:span> ἔχοντας τὸ μυστήριον τῆς πίστεως ἐν καθαρᾷ <text:soft-page-break/>συνειδήσει. <text:span text:style-name="T1">10</text:span> καὶ οὗτοι δὲ δοκιμαζέσθωσαν πρῶτον, εἶτα διακονείτωσαν ἀνέγκλητοι ὄντες. <text:span text:style-name="T1">11</text:span> γυναῖκας ὡσαύτως σεμνάς, μὴ διαβόλους, νηφαλίους, πιστὰς ἐν πᾶσιν. <text:span text:style-name="T1">12</text:span> διάκονοι ἔστωσαν μιᾶς γυναικὸς ἄνδρες, τέκνων καλῶς προϊστάμενοι καὶ τῶν ἰδίων οἴκων. <text:span text:style-name="T1">13</text:span> οἱ γὰρ καλῶς διακονήσαντες βαθμὸν ἑαυτοῖς καλὸν περιποιοῦνται καὶ πολλὴν παρρησίαν ἐν πίστει τῇ ἐν Χριστῷ Ἰησοῦ. <text:span text:style-name="T1">14</text:span> Ταῦτά σοι γράφω ἐλπίζων ἐλθεῖν πρὸς σὲ τάχειον· <text:span text:style-name="T1">15</text:span> ἐὰν δὲ βραδύνω, ἵνα εἰδῇς πῶς δεῖ ἐν οἴκῳ Θεοῦ ἀναστρέφεσθαι, ἥτις ἐστὶν ἐκκλησία Θεοῦ ζῶντος, στῦλος καὶ ἑδραίωμα τῆς ἀληθείας. <text:span text:style-name="T1">16</text:span> καὶ ὁμολογουμένως μέγα ἐστὶν τὸ τῆς εὐσεβείας μυστήριον· </text:p>
      <text:p text:style-name="P1"><text:tab/>Ὃς ἐφανερώθη ἐν σαρκί, </text:p>
      <text:p text:style-name="P1"><text:tab/><text:tab/>ἐδικαιώθη ἐν πνεύματι, </text:p>
      <text:p text:style-name="P1"><text:tab/><text:tab/><text:tab/>ὤφθη ἀγγέλοις, </text:p>
      <text:p text:style-name="P1"><text:tab/>ἐκηρύχθη ἐν ἔθνεσιν, </text:p>
      <text:p text:style-name="P1"><text:tab/><text:tab/>ἐπιστεύθη ἐν κόσμῳ, </text:p>
      <text:p text:style-name="P1"><text:tab/><text:tab/><text:tab/>ἀνελήμφθη ἐν δόξῃ.</text:p>
      <text:p text:style-name="P1"/>
      <text:h text:style-name="P2" text:outline-level="2">4</text:h>
      <text:p text:style-name="P1"/>
      <text:p text:style-name="P1"><text:tab/><text:span text:style-name="T1">1</text:span> Τὸ δὲ πνεῦμα ῥητῶς λέγει ὅτι ἐν ὑστέροις καιροῖς ἀποστήσονταί τινες τῆς πίστεως, προσέχοντες πνεύμασιν πλάνοις καὶ διδασκαλίαις δαιμονίων, <text:span text:style-name="T1">2</text:span> ἐν ὑποκρίσει ψευδολόγων, κεκαυστηριασμένων τὴν ἰδίαν συνείδησιν, <text:span text:style-name="T1">3</text:span> κωλυόντων γαμεῖν, ἀπέχεσθαι βρωμάτων, ἃ ὁ Θεὸς ἔκτισεν εἰς μετάλημψιν μετὰ εὐχαριστίας τοῖς πιστοῖς καὶ ἐπεγνωκόσι τὴν ἀλήθειαν. <text:span text:style-name="T1">4</text:span> ὅτι πᾶν κτίσμα Θεοῦ καλόν, καὶ οὐδὲν ἀπόβλητον μετὰ εὐχαριστίας λαμβανόμενον· <text:span text:style-name="T1">5</text:span> ἁγιάζεται γὰρ διὰ λόγου Θεοῦ καὶ ἐντεύξεως. <text:span text:style-name="T1">6</text:span> Ταῦτα ὑποτιθέμενος τοῖς <text:soft-page-break/>ἀδελφοῖς καλὸς ἔσῃ διάκονος Χριστοῦ Ἰησοῦ, ἐντρεφόμενος τοῖς λόγοις τῆς πίστεως καὶ τῆς καλῆς διδασκαλίας ᾗ παρηκολούθηκας· <text:span text:style-name="T1">7</text:span> τοὺς δὲ βεβήλους καὶ γραώδεις μύθους παραιτοῦ. γύμναζε δὲ σεαυτὸν πρὸς εὐσέβειαν. <text:span text:style-name="T1">8</text:span> ἡ γὰρ σωματικὴ γυμνασία πρὸς ὀλίγον ἐστὶν ὠφέλιμος· ἡ δὲ εὐσέβεια πρὸς πάντα ὠφέλιμός ἐστιν, ἐπαγγελίαν ἔχουσα ζωῆς τῆς νῦν καὶ τῆς μελλούσης. <text:span text:style-name="T1">9</text:span> πιστὸς ὁ λόγος καὶ πάσης ἀποδοχῆς ἄξιος· <text:span text:style-name="T1">10</text:span> εἰς τοῦτο γὰρ κοπιῶμεν καὶ ἀγωνιζόμεθα, ὅτι ἠλπίκαμεν ἐπὶ Θεῷ ζῶντι, ὅς ἐστιν Σωτὴρ πάντων ἀνθρώπων, μάλιστα πιστῶν.</text:p>
      <text:p text:style-name="P1"><text:tab/><text:span text:style-name="T1">11</text:span> Παράγγελλε ταῦτα καὶ δίδασκε. <text:span text:style-name="T1">12</text:span> μηδείς σου τῆς νεότητος καταφρονείτω, ἀλλὰ τύπος γίνου τῶν πιστῶν ἐν λόγῳ, ἐν ἀναστροφῇ, ἐν ἀγάπῃ, ἐν πίστει, ἐν ἁγνείᾳ. <text:span text:style-name="T1">13</text:span> ἕως ἔρχομαι πρόσεχε τῇ ἀναγνώσει, τῇ παρακλήσει, τῇ διδασκαλίᾳ. <text:span text:style-name="T1">14</text:span> μὴ ἀμέλει τοῦ ἐν σοὶ χαρίσματος, ὃ ἐδόθη σοι διὰ προφητείας μετὰ ἐπιθέσεως τῶν χειρῶν τοῦ πρεσβυτερίου. <text:span text:style-name="T1">15</text:span> ταῦτα μελέτα, ἐν τούτοις ἴσθι, ἵνα σου ἡ προκοπὴ φανερὰ ᾖ πᾶσιν. <text:span text:style-name="T1">16</text:span> ἔπεχε σεαυτῷ καὶ τῇ διδασκαλίᾳ, ἐπίμενε αὐτοῖς· τοῦτο γὰρ ποιῶν καὶ σεαυτὸν σώσεις καὶ τοὺς ἀκούοντάς σου.</text:p>
      <text:p text:style-name="P1"/>
      <text:h text:style-name="P2" text:outline-level="2">5</text:h>
      <text:p text:style-name="P1"/>
      <text:p text:style-name="P1"><text:tab/><text:span text:style-name="T1">1</text:span> Πρεσβυτέρῳ μὴ ἐπιπλήξῃς, ἀλλὰ παρακάλει ὡς πατέρα, νεωτέρους ὡς ἀδελφούς, <text:span text:style-name="T1">2</text:span> πρεσβυτέρας ὡς μητέρας, νεωτέρας ὡς ἀδελφὰς ἐν πάσῃ ἁγνείᾳ. <text:span text:style-name="T1">3</text:span> Χήρας τίμα τὰς ὄντως χήρας. <text:span text:style-name="T1">4</text:span> εἰ δέ τις χήρα τέκνα ἢ ἔκγονα ἔχει, μανθανέτωσαν πρῶτον τὸν ἴδιον οἶκον εὐσεβεῖν καὶ ἀμοιβὰς ἀποδιδόναι τοῖς προγόνοις· τοῦτο γάρ ἐστιν ἀπόδεκτον ἐνώπιον τοῦ Θεοῦ. <text:span text:style-name="T1">5</text:span> ἡ δὲ ὄντως χήρα καὶ μεμονωμένη ἤλπικεν ἐπὶ Θεὸν καὶ <text:soft-page-break/>προσμένει ταῖς δεήσεσιν καὶ ταῖς προσευχαῖς νυκτὸς καὶ ἡμέρας· <text:span text:style-name="T1">6</text:span> ἡ δὲ σπαταλῶσα ζῶσα τέθνηκεν. <text:span text:style-name="T1">7</text:span> καὶ ταῦτα παράγγελλε, ἵνα ἀνεπίλημπτοι ὦσιν. <text:span text:style-name="T1">8</text:span> εἰ δέ τις τῶν ἰδίων καὶ μάλιστα οἰκείων οὐ προνοεῖ, τὴν πίστιν ἤρνηται καὶ ἔστιν ἀπίστου χείρων. <text:span text:style-name="T1">9</text:span> Χήρα καταλεγέσθω μὴ ἔλαττον ἐτῶν ἑξήκοντα γεγονυῖα, ἑνὸς ἀνδρὸς γυνή, <text:span text:style-name="T1">10</text:span> ἐν ἔργοις καλοῖς μαρτυρουμένη, εἰ ἐτεκνοτρόφησεν, εἰ ἐξενοδόχησεν, εἰ ἁγίων πόδας ἔνιψεν, εἰ θλιβομένοις ἐπήρκεσεν, εἰ παντὶ ἔργῳ ἀγαθῷ ἐπηκολούθησεν. <text:span text:style-name="T1">11</text:span> νεωτέρας δὲ χήρας παραιτοῦ· ὅταν γὰρ καταστρηνιάσωσιν τοῦ Χριστοῦ, γαμεῖν θέλουσιν, <text:span text:style-name="T1">12</text:span> ἔχουσαι κρίμα ὅτι τὴν πρώτην πίστιν ἠθέτησαν· <text:span text:style-name="T1">13</text:span> ἅμα δὲ καὶ ἀργαὶ μανθάνουσιν, περιερχόμεναι τὰς οἰκίας, οὐ μόνον δὲ ἀργαὶ ἀλλὰ καὶ φλύαροι καὶ περίεργοι, λαλοῦσαι τὰ μὴ δέοντα. <text:span text:style-name="T1">14</text:span> βούλομαι οὖν νεωτέρας γαμεῖν, τεκνογονεῖν, οἰκοδεσποτεῖν, μηδεμίαν ἀφορμὴν διδόναι τῷ ἀντικειμένῳ λοιδορίας χάριν· <text:span text:style-name="T1">15</text:span> ἤδη γάρ τινες ἐξετράπησαν ὀπίσω τοῦ Σατανᾶ. <text:span text:style-name="T1">16</text:span> εἴ τις πιστὴ ἔχει χήρας, ἐπαρκείτω αὐταῖς, καὶ μὴ βαρείσθω ἡ ἐκκλησία, ἵνα ταῖς ὄντως χήραις ἐπαρκέσῃ. <text:span text:style-name="T1">17</text:span> Οἱ καλῶς προεστῶτες πρεσβύτεροι διπλῆς τιμῆς ἀξιούσθωσαν, μάλιστα οἱ κοπιῶντες ἐν λόγῳ καὶ διδασκαλίᾳ. <text:span text:style-name="T1">18</text:span> λέγει γὰρ ἡ γραφή <text:span text:style-name="T2">Βοῦν ἀλοῶντα οὐ φιμώσεις</text:span>, καί Ἄξιος ὁ ἐργάτης τοῦ μισθοῦ αὐτοῦ. <text:span text:style-name="T1">19</text:span> κατὰ πρεσβυτέρου κατηγορίαν μὴ παραδέχου, <text:span text:style-name="T2">ἐκτὸς εἰ</text:span> μὴ <text:span text:style-name="T2">ἐπὶ δύο ἢ τριῶν μαρτύρων</text:span>. <text:span text:style-name="T1">20</text:span> Τοὺς ἁμαρτάνοντας ἐνώπιον πάντων ἔλεγχε, ἵνα καὶ οἱ λοιποὶ φόβον ἔχωσιν. <text:span text:style-name="T1">21</text:span> διαμαρτύρομαι ἐνώπιον τοῦ Θεοῦ καὶ Χριστοῦ Ἰησοῦ καὶ τῶν ἐκλεκτῶν ἀγγέλων ἵνα ταῦτα φυλάξῃς χωρὶς προκρίματος, μηδὲν ποιῶν κατὰ πρόσκλισιν. <text:span text:style-name="T1">22</text:span> Χεῖρας ταχέως μηδενὶ ἐπιτίθει, μηδὲ κοινώνει ἁμαρτίαις ἀλλοτρίαις· σεαυτὸν ἁγνὸν τήρει. <text:span text:style-name="T1">23</text:span> Μηκέτι ὑδροπότει, ἀλλὰ οἴνῳ ὀλίγῳ χρῶ διὰ τὸν στόμαχον καὶ τὰς πυκνάς σου ἀσθενείας. <text:span text:style-name="T1">24</text:span> Τινῶν ἀνθρώπων αἱ ἁμαρτίαι πρόδηλοί εἰσιν προάγουσαι εἰς κρίσιν, τισὶν δὲ καὶ <text:soft-page-break/>ἐπακολουθοῦσιν· <text:span text:style-name="T1">25</text:span> ὡσαύτως καὶ τὰ ἔργα τὰ καλὰ πρόδηλα, καὶ τὰ ἄλλως ἔχοντα κρυβῆναι οὐ δύνανται.</text:p>
      <text:p text:style-name="P1"/>
      <text:h text:style-name="P2" text:outline-level="2">6</text:h>
      <text:p text:style-name="P1"/>
      <text:p text:style-name="P1"><text:span text:style-name="T1">1</text:span> Ὅσοι εἰσὶν ὑπὸ ζυγὸν δοῦλοι, τοὺς ἰδίους δεσπότας πάσης τιμῆς ἀξίους ἡγείσθωσαν, ἵνα μὴ τὸ ὄνομα τοῦ Θεοῦ καὶ ἡ διδασκαλία βλασφημῆται. <text:span text:style-name="T1">2</text:span> οἱ δὲ πιστοὺς ἔχοντες δεσπότας μὴ καταφρονείτωσαν, ὅτι ἀδελφοί εἰσιν, ἀλλὰ μᾶλλον δουλευέτωσαν, ὅτι πιστοί εἰσιν καὶ ἀγαπητοὶ οἱ τῆς εὐεργεσίας ἀντιλαμβανόμενοι. </text:p>
      <text:p text:style-name="P1"><text:tab/>Ταῦτα δίδασκε καὶ παρακάλει. <text:span text:style-name="T1">3</text:span> εἴ τις ἑτεροδιδασκαλεῖ καὶ μὴ προσέρχεται ὑγιαίνουσιν λόγοις, τοῖς τοῦ Κυρίου ἡμῶν Ἰησοῦ Χριστοῦ, καὶ τῇ κατ’ εὐσέβειαν διδασκαλίᾳ, <text:span text:style-name="T1">4</text:span> τετύφωται, μηδὲν ἐπιστάμενος, ἀλλὰ νοσῶν περὶ ζητήσεις καὶ λογομαχίας, ἐξ ὧν γίνεται φθόνος, ἔρις, βλασφημίαι, ὑπόνοιαι πονηραί, <text:span text:style-name="T1">5</text:span> διαπαρατριβαὶ διεφθαρμένων ἀνθρώπων τὸν νοῦν καὶ ἀπεστερημένων τῆς ἀληθείας, νομιζόντων πορισμὸν εἶναι τὴν εὐσέβειαν. <text:span text:style-name="T1">6</text:span> ἔστιν δὲ πορισμὸς μέγας ἡ εὐσέβεια μετὰ αὐταρκείας· <text:span text:style-name="T1">7</text:span> οὐδὲν γὰρ εἰσηνέγκαμεν εἰς τὸν κόσμον, ὅτι οὐδὲ ἐξενεγκεῖν τι δυνάμεθα· <text:span text:style-name="T1">8</text:span> ἔχοντες δὲ διατροφὰς καὶ σκεπάσματα, τούτοις ἀρκεσθησόμεθα. <text:span text:style-name="T1">9</text:span> οἱ δὲ βουλόμενοι πλουτεῖν ἐμπίπτουσιν εἰς πειρασμὸν καὶ παγίδα καὶ ἐπιθυμίας πολλὰς ἀνοήτους καὶ βλαβεράς, αἵτινες βυθίζουσιν τοὺς ἀνθρώπους εἰς ὄλεθρον καὶ ἀπώλειαν. <text:span text:style-name="T1">10</text:span> ῥίζα γὰρ πάντων τῶν κακῶν ἐστιν ἡ φιλαργυρία, ἧς τινες ὀρεγόμενοι ἀπεπλανήθησαν ἀπὸ τῆς πίστεως καὶ ἑαυτοὺς περιέπειραν ὀδύναις πολλαῖς. <text:span text:style-name="T1">11</text:span> Σὺ δέ, ὦ ἄνθρωπε Θεοῦ, ταῦτα φεῦγε· δίωκε δὲ δικαιοσύνην, εὐσέβειαν, πίστιν, ἀγάπην, ὑπομονήν, <text:soft-page-break/>πραϋπαθίαν. <text:span text:style-name="T1">12</text:span> ἀγωνίζου τὸν καλὸν ἀγῶνα τῆς πίστεως, ἐπιλαβοῦ τῆς αἰωνίου ζωῆς, εἰς ἣν ἐκλήθης καὶ ὡμολόγησας τὴν καλὴν ὁμολογίαν ἐνώπιον πολλῶν μαρτύρων. <text:span text:style-name="T1">13</text:span> παραγγέλλω ἐνώπιον τοῦ Θεοῦ τοῦ ζωογονοῦντος τὰ πάντα καὶ Χριστοῦ Ἰησοῦ τοῦ μαρτυρήσαντος ἐπὶ Ποντίου Πειλάτου τὴν καλὴν ὁμολογίαν, <text:span text:style-name="T1">14</text:span> τηρῆσαί σε τὴν ἐντολὴν ἄσπιλον ἀνεπίλημπτον μέχρι τῆς ἐπιφανείας τοῦ Κυρίου ἡμῶν Ἰησοῦ Χριστοῦ, <text:span text:style-name="T1">15</text:span> ἣν καιροῖς ἰδίοις δείξει ὁ μακάριος καὶ μόνος Δυνάστης, ὁ Βασιλεὺς τῶν βασιλευόντων καὶ Κύριος τῶν κυριευόντων, <text:span text:style-name="T1">16</text:span> ὁ μόνος ἔχων ἀθανασίαν, φῶς οἰκῶν ἀπρόσιτον, ὃν εἶδεν οὐδεὶς ἀνθρώπων οὐδὲ ἰδεῖν δύναται· ᾧ τιμὴ καὶ κράτος αἰώνιον· ἀμήν. <text:span text:style-name="T1">17</text:span> Τοῖς πλουσίοις ἐν τῷ νῦν αἰῶνι παράγγελλε μὴ ὑψηλοφρονεῖν, μηδὲ ἠλπικέναι ἐπὶ πλούτου ἀδηλότητι, ἀλλ’ ἐπὶ Θεῷ τῷ παρέχοντι ἡμῖν πάντα πλουσίως εἰς ἀπόλαυσιν, <text:span text:style-name="T1">18</text:span> ἀγαθοεργεῖν, πλουτεῖν ἐν ἔργοις καλοῖς, εὐμεταδότους εἶναι, κοινωνικούς, <text:span text:style-name="T1">19</text:span> ἀποθησαυρίζοντας ἑαυτοῖς θεμέλιον καλὸν εἰς τὸ μέλλον, ἵνα ἐπιλάβωνται τῆς ὄντως ζωῆς. <text:span text:style-name="T1">20</text:span> Ὦ Τιμόθεε, τὴν παραθήκην φύλαξον, ἐκτρεπόμενος τὰς βεβήλους κενοφωνίας καὶ ἀντιθέσεις τῆς ψευδωνύμου γνώσεως, <text:span text:style-name="T1">21</text:span> ἥν τινες ἐπαγγελλόμενοι περὶ τὴν πίστιν ἠστόχησαν. </text:p>
      <text:p text:style-name="P1"><text:tab/>Ἡ χάρις μεθ’ ὑμῶν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Gentium Plus Compact" svg:font-family="'Gentium Plus Compact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Gentium Plus Compact" fo:font-family="'Gentium Plus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9T13:18:03.37</meta:creation-date>
    <dc:date>2019-04-07T08:02:18.226000000</dc:date>
    <meta:editing-duration>PT2H5M50S</meta:editing-duration>
    <meta:editing-cycles>21</meta:editing-cycles>
    <meta:generator>LibreOffice/5.4.7.2$Windows_X86_64 LibreOffice_project/c838ef25c16710f8838b1faec480ebba495259d0</meta:generator>
    <meta:document-statistic meta:table-count="0" meta:image-count="0" meta:object-count="0" meta:page-count="8" meta:paragraph-count="23" meta:word-count="1710" meta:character-count="11065" meta:non-whitespace-character-count="9349"/>
  </office:meta>
</office:document-meta>
</file>